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3</text:p>
      <text:p text:style-name="Standard">America in 1920s</text:p>
      <text:p text:style-name="Standard"/>
      <text:p text:style-name="Standard">1920s many technologies become available.</text:p>
      <text:p text:style-name="Standard">Major changes to movies: silent movies become talking movies.</text:p>
      <text:p text:style-name="Standard">In silent movies, audience would be social, have conversations.</text:p>
      <text:p text:style-name="Standard">After movies with sound became a thing: audience was silent.</text:p>
      <text:p text:style-name="Standard">Went from social, talkative experience to solitary experience.</text:p>
      <text:p text:style-name="Standard">Vigorous religiosity. Fundamentalist revival, fervor.</text:p>
      <text:p text:style-name="Standard">Period of anti-immigrant </text:p>
      <text:p text:style-name="Standard">Think of 1920s as a decade where 2 extremes pull the country dramatically in 2 different directions.</text:p>
      <text:p text:style-name="Standard">Modern entertainment vs traditional religion.</text:p>
      <text:p text:style-name="Standard">Opposite of liberalism is conservatism.</text:p>
      <text:p text:style-name="Standard">Conservatism is a sensibility that is resistant to change; preservation of established order.</text:p>
      <text:p text:style-name="Standard">Liberalism is trying to equalize opportunity and interests:</text:p>
      <text:p text:style-name="Standard">There is no one group of Americans.. different groups have different interests/issues... women, blacks, immigrants, etc etc</text:p>
      <text:p text:style-name="Standard"/>
      <text:p text:style-name="Standard">Early part of 1920s, liberalism is on defensive. (20's ultimately a conservative decade)</text:p>
      <text:p text:style-name="Standard">much grows out of delusion of war: peace failed to be secured.</text:p>
      <text:p text:style-name="Standard">Wilson wouldn't separate League of Nations from Versailles Treaty.</text:p>
      <text:p text:style-name="Standard"/>
      <text:p text:style-name="Standard">Conservative aspect of 1920.</text:p>
      <text:p text:style-name="Standard">Demobilization is a disaster in US after war. No more demand for supplies.... jobs/product not needed .</text:p>
      <text:p text:style-name="Standard">Soldiers coming back wanted their old jobs back. Dumping veterans back into population created Unemployment problems. Start of recession.</text:p>
      <text:p text:style-name="Standard"/>
      <text:p text:style-name="Standard">Recession starts in 1919 and lasts until 1921.</text:p>
      <text:p text:style-name="Standard">Series of violent riots, bombings.</text:p>
      <text:p text:style-name="Standard"/>
      <text:p text:style-name="Standard">Creation of 2 beaurocracies in department of justice, attorney general Palmer:</text:p>
      <text:p text:style-name="Standard">General Intelligence Division (headed by J Edgar Hoover)</text:p>
      <text:p text:style-name="Standard">Bureau of Invenstigation (harassed labor groups)</text:p>
      <text:p text:style-name="Standard">started series of raids targeted communists, labor groups, anarchists, etc.... </text:p>
      <text:p text:style-name="Standard">arrested over 4000 people (unconstitutionial) Deported a whole bunch of people </text:p>
      <text:p text:style-name="Standard">even american politicians targeted (socialists) :</text:p>
      <text:p text:style-name="Standard">A month before in December of 1919, number of people deported: supposed terrorists and communists.</text:p>
      <text:p text:style-name="Standard">Victor Berger elected to represent Milwaukee twice, was a socialist, was pushed out of position – twice!</text:p>
      <text:p text:style-name="Standard">Eugene Debs spoke out against the war, against workers supporting the war.</text:p>
      <text:p text:style-name="Standard">June 1919 placed under arrest for his speeches and convicted, for violating the Espionage Act.</text:p>
      <text:p text:style-name="Standard">Espionage Act passed during WWI</text:p>
      <text:p text:style-name="Standard">Made it a crime to speak against Army of US recruitment.</text:p>
      <text:p text:style-name="Standard">(20 minute note acts)</text:p>
      <text:p text:style-name="Standard">Sedition Act</text:p>
      <text:p text:style-name="Standard">Crime to speak out against government.</text:p>
      <text:p text:style-name="Standard"/>
      <text:p text:style-name="Standard"><text:soft-page-break/>“Yellow Dog”</text:p>
      <text:p text:style-name="Standard">Clause in contract that if there is a strike you will not join it, otherwise you would be fired. Had to sign it to get job.</text:p>
      <text:p text:style-name="Standard">Attempt to limit power of unions.</text:p>
      <text:p text:style-name="Standard">Big Seattle Strike becomes nationwide.</text:p>
      <text:p text:style-name="Standard">City brought to it's knees. IWW had trouble expanding though. Unions crippled into 1920's</text:p>
      <text:p text:style-name="Standard">“Red Scare” - 1<text:span text:style-name="T1">st</text:span> one leaves unions weak (reason why unions always vote democratic)</text:p>
      <text:p text:style-name="Standard">Boston Cops go out on strike 1919. insisted on fairer treatment, governor fired them all! Public servants have no right to strike, said Coolidge. Deputized WW1 veterans. </text:p>
      <text:p text:style-name="Standard">Americans reject wilson's democratic ideals/liberalism (treaty, league) and elect republican president </text:p>
      <text:p text:style-name="Standard">Warren Harding/Coolidge</text:p>
      <text:p text:style-name="Standard">For first time in American History, attitude toward welcoming immigrants was reversed in 1920s.</text:p>
      <text:p text:style-name="Standard">Issue was old native-born Americans view of quality of immigrants.</text:p>
      <text:p text:style-name="Standard"><text:s/>(Case of Saco &amp; Vanzetti.. 2 italian anarchists wrongly convicted of murder, even when evidence found that it was not them, no new trial and they were executed.)</text:p>
      <text:p text:style-name="Standard">1894 in Boston, group of native-born men, graduates of Harvard, formed group called “Immigration Restriction League”. Limited amount of foreigners allowed to enter country.</text:p>
      <text:p text:style-name="Standard">Very successful. </text:p>
      <text:p text:style-name="Standard">Only wanted “right kind of people” to come into country, had to be able to read. Even though they were doing a lot of manual labor. Was really a racial inferiority in their eyes. Too stupid to teach to read. </text:p>
      <text:p text:style-name="Standard">Everyone thought they were right because, white, anglo-saxon, old roots in country, harvard educated. They must be right!</text:p>
      <text:p text:style-name="Standard">Didn't want dirty immigrants who couldn't read, were dark, dirty, who couldn't be taught to read, that can only do manual labor. Fear that new natives don't have same expectations... would have a zillion kids, etc, no morals. <text:s/>Fecundity – capable of producing an abundance of offspring. The rates at which an ethnic group will reproduce. Less “americans” and their ideals will be destroyed. </text:p>
      <text:p text:style-name="Standard"/>
      <text:p text:style-name="Standard"/>
      <text:p text:style-name="Standard"/>
      <text:p text:style-name="Standard">Required literacy test.</text:p>
      <text:p text:style-name="Standard">Initially introduced in a bill in 1886 vetoed by Pres Cleveland (just haven't been given chance to read, not stupid) vetoed 4 different times. Until 1917. Wilson vetoes, Congress overrides. </text:p>
      <text:p text:style-name="Standard"/>
      <text:p text:style-name="Standard"/>
      <text:p text:style-name="Standard">Restrictive immigration policies:</text:p>
      <text:p text:style-name="Standard">1917: literacy</text:p>
      <text:p text:style-name="Standard">1921: quotas <text:s/>- Emergency Quota Act – limits how many immigrants will be accepted. 350k</text:p>
      <text:p text:style-name="Standard">1924: “National Origins” quota reduced to 150k <text:s/>and proportioned to specific ethnic groups. Ie 5% italian, 40% english,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3/07/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3-07T13:59:10.41</meta:creation-date>
    <dc:date>2018-05-10T14:39:03.15</dc:date>
    <dc:creator>Timothy Cayer</dc:creator>
    <meta:editing-duration>PT7H56M42S</meta:editing-duration>
    <meta:editing-cycles>19</meta:editing-cycles>
    <meta:generator>OpenOffice/4.1.3$Win32 OpenOffice.org_project/413m1$Build-9783</meta:generator>
    <meta:document-statistic meta:table-count="0" meta:image-count="0" meta:object-count="0" meta:page-count="2" meta:paragraph-count="62" meta:word-count="729" meta:character-count="4732"/>
  </office:meta>
</office:document-meta>
</file>